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6.05mm" fo:break-before="auto" style:use-optimal-row-height="true"/>
    </style:style>
    <style:style style:name="ro1" style:family="table-row">
      <style:table-row-properties style:row-height="5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number-columns-repeated="1024" table:default-cell-style-name="Default"/>
        <table:table-row table:style-name="ro1">
          <table:table-cell>
            <draw:frame table:end-cell-address="Feuille1.E16" table:end-x="31.55mm" table:end-y="4.67mm" draw:z-index="0" draw:style-name="gr1" draw:text-style-name="P1" svg:width="160.46mm" svg:height="90.4mm" svg:x="1.35mm" svg:y="1.33mm">
              <draw:object draw:notify-on-update-of-ranges="Feuille2.B1:Feuille2.E1 Feuille2.D2:Feuille2.E2 Feuille2.A2:Feuille2.A2 Feuille2.B2:Feuille2.E2 Feuille2.D3:Feuille2.E3 Feuille2.A3:Feuille2.A3 Feuille2.B3:Feuille2.E3 Feuille2.D4:Feuille2.E4 Feuille2.A4:Feuille2.A4 Feuille2.B4:Feuille2.E4 Feuille2.D5:Feuille2.E5 Feuille2.A5:Feuille2.A5 Feuille2.B5:Feuille2.E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 table:number-columns-spanned="2" table:number-rows-spanned="1">
            <text:p>hauteur</text:p>
          </table:table-cell>
          <table:covered-table-cell/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couleur</text:p>
          </table:table-cell>
        </table:table-row>
        <table:table-row table:style-name="ro2">
          <table:table-cell office:value-type="string" calcext:value-type="string">
            <text:p>Wishen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]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Nakbo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3]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3" table:formula="of:=[.B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3" table:formula="of:=[.B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[.B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1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formula="of:=[.B13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3" table:style-name="ta1" table:print="false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fin</text:p>
          </table:table-cell>
          <table:table-cell>
            <draw:frame table:end-cell-address="Feuille3.L16" table:end-x="2.93mm" table:end-y="3.01mm" draw:z-index="0" draw:style-name="gr1" draw:text-style-name="P1" svg:width="160.07mm" svg:height="90.29mm" svg:x="1.01mm" svg:y="1mm">
              <draw:object draw:notify-on-update-of-ranges="Feuille3.A1:Feuille3.A1 Feuille3.A2:Feuille3.A5 Feuille3.B1:Feuille3.B1 Feuille3.B2:Feuille3.B5 Feuille3.C1:Feuille3.C1 Feuille3.C2:Feuille3.C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]+[.C2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+[.C3]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]+[.C4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5]+[.C5]" office:value-type="float" office:value="13" calcext:value-type="float">
            <text:p>13</text:p>
          </table:table-cell>
          <table:table-cell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3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9:25:07.8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2:52:06.50</meta:creation-date>
    <dc:title>pour bien commencer</dc:title>
    <meta:editing-duration>PT35M56S</meta:editing-duration>
    <meta:editing-cycles>5</meta:editing-cycles>
    <meta:generator>LibreOffice/5.4.6.2$Windows_X86_64 LibreOffice_project/4014ce260a04f1026ba855d3b8d91541c224eab8</meta:generator>
    <meta:initial-creator>Silène Godard-Cadillac</meta:initial-creator>
    <dc:date>2018-08-20T19:27:21.321000000</dc:date>
    <meta:document-statistic meta:table-count="3" meta:cell-count="53" meta:object-count="2"/>
    <meta:template xlink:type="simple" xlink:actuate="onRequest" xlink:title="pour bien commencer" xlink:href="../../../../../AppData/Roaming/OpenOffice/4/user/template/pour%20bien%20commencer.ots" meta:date="2018-08-09T22:52:04.39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scatter" chart:row-mapping="0 1 2 3" chart:style-name="ch1">
        <chart:plot-area chart:style-name="ch2" table:cell-range-address="Feuille2.B1:Feuille2.E5 Feuille2.D2:Feuille2.E2 Feuille2.A2:Feuille2.A5" chart:data-source-has-labels="both" svg:x="0.319cm" svg:y="0.18cm" svg:width="15.358cm" svg:height="7.666cm">
          <chartooo:coordinate-region svg:x="0.412cm" svg:y="0.18cm" svg:width="15.025cm" svg:height="7.019cm"/>
          <chart:axis chart:dimension="x" chart:name="primary-x" chart:style-name="ch3" chartooo:axis-type="auto">
            <chart:title svg:x="6.909cm" svg:y="8.026cm" chart:style-name="ch4">
              <text:p>temps  (en ua)</text:p>
            </chart:title>
            <chart:categories table:cell-range-address="Feuille2.B1:Feuille2.E1"/>
            <chart:grid chart:style-name="ch5" chart:class="major"/>
          </chart:axis>
          <chart:axis chart:dimension="y" chart:name="primary-y" chart:style-name="ch6"/>
          <chart:series chart:style-name="ch7" chart:values-cell-range-address="Feuille2.B2:Feuille2.E2" chart:label-cell-address="Feuille2.A2:Feuille2.A2" chart:class="chart:scatter">
            <chart:domain table:cell-range-address="Feuille2.D2:Feuille2.E2"/>
            <chart:data-point chart:repeated="4"/>
          </chart:series>
          <chart:series chart:style-name="ch8" chart:values-cell-range-address="Feuille2.B3:Feuille2.E3" chart:label-cell-address="Feuille2.A3:Feuille2.A3" chart:class="chart:scatter">
            <chart:domain table:cell-range-address="Feuille2.D3:Feuille2.E3"/>
            <chart:data-point chart:repeated="4"/>
          </chart:series>
          <chart:series chart:style-name="ch9" chart:values-cell-range-address="Feuille2.B4:Feuille2.E4" chart:label-cell-address="Feuille2.A4:Feuille2.A4" chart:class="chart:scatter">
            <chart:domain table:cell-range-address="Feuille2.D4:Feuille2.E4"/>
            <chart:data-point chart:repeated="4"/>
          </chart:series>
          <chart:series chart:style-name="ch10" chart:values-cell-range-address="Feuille2.B5:Feuille2.E5" chart:label-cell-address="Feuille2.A5:Feuille2.A5" chart:class="chart:scatter">
            <chart:domain table:cell-range-address="Feuille2.D5:Feuille2.E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uteur</text:p>
                <draw:g>
                  <svg:desc>Feuille2.B1:Feuille2.E1</svg:desc>
                </draw:g>
              </table:table-cell>
              <table:table-cell office:value-type="string">
                <text:p/>
              </table:table-cell>
              <table:table-cell office:value-type="string">
                <text:p>début</text:p>
              </table:table-cell>
              <table:table-cell office:value-type="string">
                <text:p>fin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2:Feuille2.E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shent</text:p>
                <draw:g>
                  <svg:desc>Feuille2.A2:Feuille2.A2</svg:desc>
                </draw:g>
              </table:table-cell>
              <table:table-cell office:value-type="float" office:value="1">
                <text:p>1</text:p>
                <draw:g>
                  <svg:desc>Feuille2.B2:Feuille2.E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3:Feuille2.E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kbor</text:p>
                <draw:g>
                  <svg:desc>Feuille2.A3:Feuille2.A3</svg:desc>
                </draw:g>
              </table:table-cell>
              <table:table-cell office:value-type="float" office:value="2">
                <text:p>2</text:p>
                <draw:g>
                  <svg:desc>Feuille2.B3:Feuille2.E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4:Feuille2.E4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  <draw:g>
                  <svg:desc>Feuille2.A4:Feuille2.A4</svg:desc>
                </draw:g>
              </table:table-cell>
              <table:table-cell office:value-type="float" office:value="3">
                <text:p>3</text:p>
                <draw:g>
                  <svg:desc>Feuille2.B4:Feuille2.E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5:Feuille2.E5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  <draw:g>
                  <svg:desc>Feuille2.A5:Feuille2.A5</svg:desc>
                </draw:g>
              </table:table-cell>
              <table:table-cell office:value-type="float" office:value="4">
                <text:p>4</text:p>
                <draw:g>
                  <svg:desc>Feuille2.B5:Feuille2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3cm" xlink:href=".." xlink:type="simple" chart:class="chart:bar" chart:style-name="ch1">
        <chart:legend chart:legend-position="end" svg:x="14.406cm" svg:y="3.967cm" style:legend-expansion="high" chart:style-name="ch2"/>
        <chart:plot-area chart:style-name="ch3" table:cell-range-address="Feuille3.A1:Feuille3.C5" chart:data-source-has-labels="both" svg:x="0.32cm" svg:y="0.18cm" svg:width="13.766cm" svg:height="8.67cm">
          <chartooo:coordinate-region svg:x="0.809cm" svg:y="0.18cm" svg:width="13.09cm" svg:height="8.023cm"/>
          <chart:axis chart:dimension="x" chart:name="primary-x" chart:style-name="ch4" chartooo:axis-type="auto">
            <chartooo:date-scale/>
            <chart:categories table:cell-range-address="Feuille3.A2:Feuille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2:Feuille3.B5" chart:label-cell-address="Feuille3.B1:Feuille3.B1" chart:class="chart:bar">
            <chart:data-point chart:repeated="4"/>
          </chart:series>
          <chart:series chart:style-name="ch8" chart:values-cell-range-address="Feuille3.C2:Feuille3.C5" chart:label-cell-address="Feuille3.C1:Feuille3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  <draw:g>
                  <svg:desc>Feuille3.B1:Feuille3.B1</svg:desc>
                </draw:g>
              </table:table-cell>
              <table:table-cell office:value-type="string">
                <text:p>durée</text:p>
                <draw:g>
                  <svg:desc>Feuille3.C1:Feuille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euille3.A2:Feuille3.A5</svg:desc>
                </draw:g>
              </table:table-cell>
              <table:table-cell office:value-type="float" office:value="1">
                <text:p>1</text:p>
                <draw:g>
                  <svg:desc>Feuille3.B2:Feuille3.B5</svg:desc>
                </draw:g>
              </table:table-cell>
              <table:table-cell office:value-type="float" office:value="3">
                <text:p>3</text:p>
                <draw:g>
                  <svg:desc>Feuille3.C2:Feuille3.C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